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svg:stroke-color="#000000" draw:fill="none" draw:fill-color="#ffffff" draw:textarea-horizontal-align="left" draw:auto-grow-height="true" draw:auto-grow-width="false" fo:min-height="1.693cm" fo:min-width="4.638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1" draw:layer="layout" svg:width="6.484cm" svg:height="1.943cm" svg:x="1.403cm" svg:y="6.437cm">
            <draw:text-box>
              <text:p><text:span text:style-name="T1">なんらかの信号がリピータで中継され、ネットワークを周り続ける</text:span></text:p>
              <text:p><text:span text:style-name="T1"/></text:p>
            </draw:text-box>
          </draw:frame>
          <draw:g>
            <draw:rect draw:style-name="gr2" draw:text-style-name="P3" draw:layer="layout" svg:width="3.082cm" svg:height="1.148cm" svg:x="3.255cm" svg:y="3.482cm">
              <text:p text:style-name="P2">リピータ</text:p>
            </draw:rect>
            <draw:line draw:style-name="gr3" draw:text-style-name="P2" draw:layer="layout" svg:x1="2.43cm" svg:y1="5.839cm" svg:x2="11.832cm" svg:y2="5.869cm">
              <text:p/>
            </draw:line>
            <draw:line draw:style-name="gr4" draw:text-style-name="P2" draw:layer="layout" svg:x1="4.781cm" svg:y1="4.63cm" svg:x2="4.781cm" svg:y2="5.869cm">
              <text:p/>
            </draw:line>
            <draw:line draw:style-name="gr3" draw:text-style-name="P2" draw:layer="layout" svg:x1="2.335cm" svg:y1="2.122cm" svg:x2="11.8cm" svg:y2="2.092cm">
              <text:p/>
            </draw:line>
            <draw:rect draw:style-name="gr2" draw:text-style-name="P3" draw:layer="layout" svg:width="3.082cm" svg:height="1.148cm" svg:x="7.297cm" svg:y="3.483cm">
              <text:p text:style-name="P2">リピータ</text:p>
            </draw:rect>
            <draw:line draw:style-name="gr4" draw:text-style-name="P2" draw:layer="layout" svg:x1="4.749cm" svg:y1="3.482cm" svg:x2="4.812cm" svg:y2="2.122cm">
              <text:p/>
            </draw:line>
            <draw:line draw:style-name="gr4" draw:text-style-name="P2" draw:layer="layout" svg:x1="8.992cm" svg:y1="5.962cm" svg:x2="8.973cm" svg:y2="4.63cm">
              <text:p/>
            </draw:line>
            <draw:line draw:style-name="gr4" draw:text-style-name="P2" draw:layer="layout" svg:x1="9.005cm" svg:y1="3.512cm" svg:x2="9.037cm" svg:y2="2.122cm">
              <text:p/>
            </draw:line>
            <draw:rect draw:style-name="gr2" draw:text-style-name="P3" draw:layer="layout" svg:width="2.795cm" svg:height="1.088cm" svg:x="9.799cm" svg:y="7.107cm">
              <text:p text:style-name="P2">ホスト</text:p>
            </draw:rect>
            <draw:line draw:style-name="gr4" draw:text-style-name="P2" draw:layer="layout" svg:x1="11.229cm" svg:y1="5.869cm" svg:x2="11.229cm" svg:y2="7.107cm">
              <text:p/>
            </draw:line>
            <draw:path draw:style-name="gr5" draw:text-style-name="P3" draw:layer="layout" svg:width="4.662cm" svg:height="2.077cm" draw:transform="rotate (1.90240888467382) translate (9.45800358556364cm 6.00560252551084cm)" svg:viewBox="0 0 4663 2078" svg:d="M0 2078c3612 0 4663-2078 4663-2078">
              <text:p/>
            </draw:path>
            <draw:path draw:style-name="gr5" draw:text-style-name="P3" draw:layer="layout" svg:width="4.8cm" svg:height="1.501cm" draw:transform="rotate (-0.543844594921434) translate (4.78198753171252cm 4.06601738719112cm)" svg:viewBox="0 0 4801 1502" svg:d="M0 1502c2273 0 4801-1502 4801-1502">
              <text:p/>
            </draw:path>
            <draw:path draw:style-name="gr5" draw:text-style-name="P3" draw:layer="layout" svg:width="3.629cm" svg:height="0.912cm" draw:transform="rotate (-3.03024064731256) translate (6.5494862898495cm 2.32463062241675cm)" svg:viewBox="0 0 3630 913" svg:d="M0 913c2231 0 3630-913 3630-913">
              <text:p/>
            </draw:path>
            <draw:rect draw:style-name="gr6" draw:text-style-name="P3" draw:layer="layout" svg:width="0.43cm" svg:height="0.407cm" svg:x="11.791cm" svg:y="1.881cm">
              <text:p/>
            </draw:rect>
            <draw:rect draw:style-name="gr6" draw:text-style-name="P3" draw:layer="layout" svg:width="0.43cm" svg:height="0.407cm" svg:x="1.891cm" svg:y="1.882cm">
              <text:p/>
            </draw:rect>
            <draw:rect draw:style-name="gr6" draw:text-style-name="P3" draw:layer="layout" svg:width="0.43cm" svg:height="0.407cm" svg:x="11.891cm" svg:y="5.682cm">
              <text:p/>
            </draw:rect>
            <draw:rect draw:style-name="gr6" draw:text-style-name="P3" draw:layer="layout" svg:width="0.43cm" svg:height="0.407cm" svg:x="1.991cm" svg:y="5.683cm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19T08:52:27.07</meta:creation-date>
    <dc:date>2016-07-28T00:16:19.304000000</dc:date>
    <meta:editing-duration>PT11H54M17S</meta:editing-duration>
    <meta:editing-cycles>10</meta:editing-cycles>
    <meta:generator>LibreOffice/5.0.4.2$Windows_x86 LibreOffice_project/2b9802c1994aa0b7dc6079e128979269cf95bc78</meta:generator>
    <meta:document-statistic meta:object-count="20"/>
  </office:meta>
</office:document-meta>
</file>